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 style:font-family-generic="modern"/>
    </style:style>
    <style:style style:name="ce7" style:family="table-cell" style:parent-style-name="Default" style:data-style-name="N0">
      <style:text-properties fo:font-weight="bold" style:font-weight-asian="bold" style:font-weight-complex="bold" style:font-family-generic="modern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/>
    </style:style>
    <style:style style:name="T3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2.45533333333333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3.048cm"/>
    </style:style>
    <style:style style:name="co6" style:family="table-column">
      <style:table-column-properties fo:break-before="auto" style:column-width="2.7305cm"/>
    </style:style>
    <style:style style:name="co7" style:family="table-column">
      <style:table-column-properties fo:break-before="auto" style:column-width="1.862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Visual_Ang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2" table:default-cell-style-name="ce1"/>
        <table:table-column table:style-name="co7" table:number-columns-repeated="16364" table:default-cell-style-name="ce1"/>
        <table:table-row table:style-name="ro1">
          <table:table-cell office:value-type="string" table:style-name="ce6">
            <text:p>Things commonly known for appropriate value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Distance(ft)</text:p>
          </table:table-cell>
          <table:table-cell office:value-type="string" table:style-name="ce3">
            <text:p>Distance(m)</text:p>
          </table:table-cell>
          <table:table-cell office:value-type="string" table:style-name="ce7">
            <text:p>Size<text:span text:style-name="T1">(pt)</text:span></text:p>
          </table:table-cell>
          <table:table-cell office:value-type="string" table:style-name="ce3">
            <text:p>Size(px)</text:p>
          </table:table-cell>
          <table:table-cell office:value-type="string" table:style-name="ce3">
            <text:p>Size(rem)</text:p>
          </table:table-cell>
          <table:table-cell office:value-type="string" table:style-name="ce3">
            <text:p>Rate(ft/pt)</text:p>
          </table:table-cell>
          <table:table-cell office:value-type="string" table:style-name="ce3">
            <text:p>Rate(m/rem)</text:p>
          </table:table-cell>
          <table:table-cell office:value-type="string" table:style-name="ce3">
            <text:p>Rate(arc minute)</text:p>
          </table:table-cell>
          <table:table-cell table:number-columns-repeated="16376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3.048" table:formula="of:=[.$A3] * 0.3048" table:style-name="ce1">
            <text:p>3.048</text:p>
          </table:table-cell>
          <table:table-cell office:value-type="float" office:value="20" table:style-name="ce1">
            <text:p>20</text:p>
          </table:table-cell>
          <table:table-cell office:value-type="float" office:value="26.666666666666668" table:formula="of:=[.$C3] / 0.75" table:style-name="ce1">
            <text:p>26.66666667</text:p>
          </table:table-cell>
          <table:table-cell office:value-type="float" office:value="1.6666666666666667" table:formula="of:= [.$D3] / [.$O$20]" table:style-name="ce1">
            <text:p>1.666666667</text:p>
          </table:table-cell>
          <table:table-cell office:value-type="float" office:value="0.5" table:formula="of:= [.$A3] / [.$C3]" table:style-name="ce1">
            <text:p>0.5</text:p>
          </table:table-cell>
          <table:table-cell office:value-type="float" office:value="1.8288" table:formula="of:=[.$B3] / [.$E3]" table:style-name="ce1">
            <text:p>1.8288</text:p>
          </table:table-cell>
          <table:table-cell office:value-type="float" office:value="0.13888846583992098" table:formula="of:= 60 *  ATAN(([.$D3] *  0.264583) / ([.$B3] * 1000))" table:style-name="ce1">
            <text:p>0.138888466</text:p>
          </table:table-cell>
          <table:table-cell table:number-columns-repeated="16376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4.5720000000000001" table:formula="of:=[.$A4] * 0.3048" table:style-name="ce1">
            <text:p>4.572</text:p>
          </table:table-cell>
          <table:table-cell office:value-type="float" office:value="34" table:style-name="ce1">
            <text:p>34</text:p>
          </table:table-cell>
          <table:table-cell office:value-type="float" office:value="45.333333333333336" table:formula="of:=[.$C4] / 0.75" table:style-name="ce1">
            <text:p>45.33333333</text:p>
          </table:table-cell>
          <table:table-cell office:value-type="float" office:value="2.8333333333333335" table:formula="of:= [.$D4] / [.$O$20]" table:style-name="ce1">
            <text:p>2.833333333</text:p>
          </table:table-cell>
          <table:table-cell office:value-type="float" office:value="0.44117647058823528" table:formula="of:= [.$A4] / [.$C4]" table:style-name="ce1">
            <text:p>0.441176471</text:p>
          </table:table-cell>
          <table:table-cell office:value-type="float" office:value="1.6136470588235294" table:formula="of:=[.$B4] / [.$E4]" table:style-name="ce1">
            <text:p>1.613647059</text:p>
          </table:table-cell>
          <table:table-cell office:value-type="float" office:value="0.15740684798155208" table:formula="of:= 60 *  ATAN(([.$D4] *  0.264583) / ([.$B4] * 1000))" table:style-name="ce1">
            <text:p>0.157406848</text:p>
          </table:table-cell>
          <table:table-cell table:number-columns-repeated="16376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6.0960000000000001" table:formula="of:=[.$A5] * 0.3048" table:style-name="ce1">
            <text:p>6.096</text:p>
          </table:table-cell>
          <table:table-cell office:value-type="float" office:value="50" table:style-name="ce1">
            <text:p>50</text:p>
          </table:table-cell>
          <table:table-cell office:value-type="float" office:value="66.666666666666671" table:formula="of:=[.$C5] / 0.75" table:style-name="ce1">
            <text:p>66.66666667</text:p>
          </table:table-cell>
          <table:table-cell office:value-type="float" office:value="4.166666666666667" table:formula="of:= [.$D5] / [.$O$20]" table:style-name="ce1">
            <text:p>4.166666667</text:p>
          </table:table-cell>
          <table:table-cell office:value-type="float" office:value="0.4" table:formula="of:= [.$A5] / [.$C5]" table:style-name="ce1">
            <text:p>0.4</text:p>
          </table:table-cell>
          <table:table-cell office:value-type="float" office:value="1.4630399999999999" table:formula="of:=[.$B5] / [.$E5]" table:style-name="ce1">
            <text:p>1.46304</text:p>
          </table:table-cell>
          <table:table-cell office:value-type="float" office:value="0.17361040787596796" table:formula="of:= 60 *  ATAN(([.$D5] *  0.264583) / ([.$B5] * 1000))" table:style-name="ce1">
            <text:p>0.173610408</text:p>
          </table:table-cell>
          <table:table-cell table:number-columns-repeated="16376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7.62" table:formula="of:=[.$A6] * 0.3048" table:style-name="ce1">
            <text:p>7.62</text:p>
          </table:table-cell>
          <table:table-cell office:value-type="float" office:value="66" table:style-name="ce1">
            <text:p>66</text:p>
          </table:table-cell>
          <table:table-cell office:value-type="float" office:value="88" table:formula="of:=[.$C6] / 0.75" table:style-name="ce1">
            <text:p>88</text:p>
          </table:table-cell>
          <table:table-cell office:value-type="float" office:value="5.5" table:formula="of:= [.$D6] / [.$O$20]" table:style-name="ce1">
            <text:p>5.5</text:p>
          </table:table-cell>
          <table:table-cell office:value-type="float" office:value="0.37878787878787878" table:formula="of:= [.$A6] / [.$C6]" table:style-name="ce1">
            <text:p>0.378787879</text:p>
          </table:table-cell>
          <table:table-cell office:value-type="float" office:value="1.3854545454545455" table:formula="of:=[.$B6] / [.$E6]" table:style-name="ce1">
            <text:p>1.385454545</text:p>
          </table:table-cell>
          <table:table-cell office:value-type="float" office:value="0.1833325318085724" table:formula="of:= 60 *  ATAN(([.$D6] *  0.264583) / ([.$B6] * 1000))" table:style-name="ce1">
            <text:p>0.183332532</text:p>
          </table:table-cell>
          <table:table-cell table:number-columns-repeated="16376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10.668000000000001" table:formula="of:=[.$A7] * 0.3048" table:style-name="ce1">
            <text:p>10.668</text:p>
          </table:table-cell>
          <table:table-cell office:value-type="float" office:value="100" table:style-name="ce1">
            <text:p>100</text:p>
          </table:table-cell>
          <table:table-cell office:value-type="float" office:value="133.33333333333334" table:formula="of:=[.$C7] / 0.75" table:style-name="ce1">
            <text:p>133.3333333</text:p>
          </table:table-cell>
          <table:table-cell office:value-type="float" office:value="8.3333333333333339" table:formula="of:= [.$D7] / [.$O$20]" table:style-name="ce1">
            <text:p>8.333333333</text:p>
          </table:table-cell>
          <table:table-cell office:value-type="float" office:value="0.35" table:formula="of:= [.$A7] / [.$C7]" table:style-name="ce1">
            <text:p>0.35</text:p>
          </table:table-cell>
          <table:table-cell office:value-type="float" office:value="1.28016" table:formula="of:=[.$B7] / [.$E7]" table:style-name="ce1">
            <text:p>1.28016</text:p>
          </table:table-cell>
          <table:table-cell office:value-type="float" office:value="0.19841172520776354" table:formula="of:= 60 *  ATAN(([.$D7] *  0.264583) / ([.$B7] * 1000))" table:style-name="ce1">
            <text:p>0.198411725</text:p>
          </table:table-cell>
          <table:table-cell table:number-columns-repeated="16376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15.24" table:formula="of:=[.$A8] * 0.3048" table:style-name="ce1">
            <text:p>15.24</text:p>
          </table:table-cell>
          <table:table-cell office:value-type="float" office:value="133" table:style-name="ce1">
            <text:p>133</text:p>
          </table:table-cell>
          <table:table-cell office:value-type="float" office:value="177.33333333333334" table:formula="of:=[.$C8] / 0.75" table:style-name="ce1">
            <text:p>177.3333333</text:p>
          </table:table-cell>
          <table:table-cell office:value-type="float" office:value="11.083333333333334" table:formula="of:= [.$D8] / [.$O$20]" table:style-name="ce1">
            <text:p>11.08333333</text:p>
          </table:table-cell>
          <table:table-cell office:value-type="float" office:value="0.37593984962406013" table:formula="of:= [.$A8] / [.$C8]" table:style-name="ce1">
            <text:p>0.37593985</text:p>
          </table:table-cell>
          <table:table-cell office:value-type="float" office:value="1.3750375939849624" table:formula="of:=[.$B8] / [.$E8]" table:style-name="ce1">
            <text:p>1.375037594</text:p>
          </table:table-cell>
          <table:table-cell office:value-type="float" office:value="0.18472140588211786" table:formula="of:= 60 *  ATAN(([.$D8] *  0.264583) / ([.$B8] * 1000))" table:style-name="ce1">
            <text:p>0.184721406</text:p>
          </table:table-cell>
          <table:table-cell table:number-columns-repeated="16376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float" office:value="22.86" table:formula="of:=[.$A9] * 0.3048" table:style-name="ce1">
            <text:p>22.86</text:p>
          </table:table-cell>
          <table:table-cell office:value-type="float" office:value="200" table:style-name="ce1">
            <text:p>200</text:p>
          </table:table-cell>
          <table:table-cell office:value-type="float" office:value="266.66666666666669" table:formula="of:=[.$C9] / 0.75" table:style-name="ce1">
            <text:p>266.6666667</text:p>
          </table:table-cell>
          <table:table-cell office:value-type="float" office:value="16.666666666666668" table:formula="of:= [.$D9] / [.$O$20]" table:style-name="ce1">
            <text:p>16.66666667</text:p>
          </table:table-cell>
          <table:table-cell office:value-type="float" office:value="0.375" table:formula="of:= [.$A9] / [.$C9]" table:style-name="ce1">
            <text:p>0.375</text:p>
          </table:table-cell>
          <table:table-cell office:value-type="float" office:value="1.3715999999999999" table:formula="of:=[.$B9] / [.$E9]" table:style-name="ce1">
            <text:p>1.3716</text:p>
          </table:table-cell>
          <table:table-cell office:value-type="float" office:value="0.18518436386271597" table:formula="of:= 60 *  ATAN(([.$D9] *  0.264583) / ([.$B9] * 1000))" table:style-name="ce1">
            <text:p>0.185184364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Screen Size(‘’)</text:p>
          </table:table-cell>
          <table:table-cell office:value-type="string" table:style-name="ce3">
            <text:p>Distance(ft)</text:p>
          </table:table-cell>
          <table:table-cell office:value-type="string" table:style-name="ce3">
            <text:p>Distance(m)</text:p>
          </table:table-cell>
          <table:table-cell table:number-columns-repeated="16381" table:style-name="ce1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1.8288000000000002" table:formula="of:= [.$B12] * 0.3048" table:style-name="ce1">
            <text:p>1.8288</text:p>
          </table:table-cell>
          <table:table-cell table:number-columns-repeated="16381" table:style-name="ce1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3.048" table:formula="of:= [.$B13] * 0.3048" table:style-name="ce1">
            <text:p>3.048</text:p>
          </table:table-cell>
          <table:table-cell table:number-columns-repeated="16381" table:style-name="ce1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3.6576000000000004" table:formula="of:= [.$B14] * 0.3048" table:style-name="ce1">
            <text:p>3.6576</text:p>
          </table:table-cell>
          <table:table-cell table:number-columns-repeated="16381" table:style-name="ce1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float" office:value="16" table:style-name="ce1">
            <text:p>16</text:p>
          </table:table-cell>
          <table:table-cell office:value-type="float" office:value="4.8768000000000002" table:formula="of:= [.$B15] * 0.3048" table:style-name="ce1">
            <text:p>4.8768</text:p>
          </table:table-cell>
          <table:table-cell table:number-columns-repeated="16381" table:style-name="ce1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float" office:value="18" table:style-name="ce1">
            <text:p>18</text:p>
          </table:table-cell>
          <table:table-cell office:value-type="float" office:value="5.4864000000000006" table:formula="of:= [.$B16] * 0.3048" table:style-name="ce1">
            <text:p>5.4864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6">
            <text:p>Values</text:p>
          </table:table-cell>
          <table:table-cell table:number-columns-repeated="13" table:style-name="ce1"/>
          <table:table-cell office:value-type="string" table:style-name="ce2">
            <text:p>상수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3">
            <text:p>Monitor</text:p>
          </table:table-cell>
          <table:table-cell office:value-type="string" table:style-name="ce3">
            <text:p>Distance(mm)</text:p>
          </table:table-cell>
          <table:table-cell office:value-type="string" table:style-name="ce3">
            <text:p>Screen Size(in)</text:p>
          </table:table-cell>
          <table:table-cell office:value-type="string" table:style-name="ce7">
            <text:p>Horizontal Resolution(px)</text:p>
          </table:table-cell>
          <table:table-cell office:value-type="string" table:style-name="ce3">
            <text:p>Vertical Resolution(px)</text:p>
          </table:table-cell>
          <table:table-cell office:value-type="string" table:style-name="ce3">
            <text:p>Font Size(px)</text:p>
          </table:table-cell>
          <table:table-cell office:value-type="string" table:style-name="ce3">
            <text:p>16 arc</text:p>
          </table:table-cell>
          <table:table-cell office:value-type="string" table:style-name="ce3">
            <text:p>20 arc</text:p>
          </table:table-cell>
          <table:table-cell office:value-type="string" table:style-name="ce3">
            <text:p>50 arc</text:p>
          </table:table-cell>
          <table:table-cell office:value-type="string" table:style-name="ce3">
            <text:p>60 arc</text:p>
          </table:table-cell>
          <table:table-cell office:value-type="string" table:style-name="ce3">
            <text:p>20 arc vs 기본</text:p>
          </table:table-cell>
          <table:table-cell office:value-type="string" table:style-name="ce3">
            <text:p>60 arc – 기본(vw)</text:p>
          </table:table-cell>
          <table:table-cell table:number-columns-repeated="2" table:style-name="ce1"/>
          <table:table-cell office:value-type="string" table:style-name="ce3">
            <text:p>기본 크기(px)</text:p>
          </table:table-cell>
          <table:table-cell office:value-type="string" table:style-name="ce3">
            <text:p>각도(arc minute)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4">
            <text:p>min</text:p>
          </table:table-cell>
          <table:table-cell office:value-type="float" office:value="400" table:style-name="ce1">
            <text:p>400</text:p>
          </table:table-cell>
          <table:table-cell office:value-type="float" office:value="24" table:style-name="ce1">
            <text:p>24</text:p>
          </table:table-cell>
          <table:table-cell office:value-type="float" office:value="1920" table:style-name="ce1">
            <text:p>1920</text:p>
          </table:table-cell>
          <table:table-cell office:value-type="float" office:value="1080" table:style-name="ce1">
            <text:p>1080</text:p>
          </table:table-cell>
          <table:table-cell office:value-type="float" office:value="1.4833368702873468" table:formula="of:=([.$B20] * TAN((PI()*[.P$20]) / 10800) * SQRT([.$D20]^2 + [.$E20]^2)) / (54 * [.$C21])" table:style-name="ce1">
            <text:p>1.48333687</text:p>
          </table:table-cell>
          <table:table-cell office:value-type="float" office:value="2.3733494353174653" table:formula="of:=([.$B20] * TAN((PI()*[.Q$20]) / 10800) * SQRT([.$D20]^2 + [.$E20]^2)) / (54 * [.$C21])" table:style-name="ce1">
            <text:p>2.373349435</text:p>
          </table:table-cell>
          <table:table-cell office:value-type="float" office:value="2.9666988437203874" table:formula="of:=([.$B20] * TAN((PI()*[.R$20]) / 10800) * SQRT([.$D20]^2 + [.$E20]^2)) / (54 * [.$C21])" table:style-name="ce1">
            <text:p>2.966698844</text:p>
          </table:table-cell>
          <table:table-cell office:value-type="float" office:value="7.4171864500389875" table:formula="of:=([.$B20] * TAN((PI()*[.S$20]) / 10800) * SQRT([.$D20]^2 + [.$E20]^2)) / (54 * [.$C21])" table:style-name="ce1">
            <text:p>7.41718645</text:p>
          </table:table-cell>
          <table:table-cell office:value-type="float" office:value="8.900899926995967" table:formula="of:=([.$B20] * TAN((PI()*[.T$20]) / 10800) * SQRT([.$D20]^2 + [.$E20]^2)) / (54 * [.$C21])" table:style-name="ce1">
            <text:p>8.900899927</text:p>
          </table:table-cell>
          <table:table-cell office:value-type="float" office:value="5.3931999312526129" table:formula="of:= [.$O$20] / [.$H20]" table:style-name="ce1">
            <text:p>5.393199931</text:p>
          </table:table-cell>
          <table:table-cell office:value-type="float" office:value="-0.36974479546896005" table:formula="of:=([.$J20] - [.$O$20]) / ([.$D20] / 100)" table:style-name="ce1">
            <text:p>-0.369744795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number-columns-repeated="16364"/>
        </table:table-row>
        <table:table-row table:style-name="ro2">
          <table:table-cell office:value-type="string" table:style-name="ce4">
            <text:p>max</text:p>
          </table:table-cell>
          <table:table-cell office:value-type="float" office:value="800" table:style-name="ce1">
            <text:p>800</text:p>
          </table:table-cell>
          <table:table-cell office:value-type="float" office:value="32" table:style-name="ce1">
            <text:p>32</text:p>
          </table:table-cell>
          <table:table-cell office:value-type="float" office:value="5120" table:style-name="ce1">
            <text:p>5120</text:p>
          </table:table-cell>
          <table:table-cell office:value-type="float" office:value="2880" table:style-name="ce1">
            <text:p>2880</text:p>
          </table:table-cell>
          <table:table-cell office:value-type="float" office:value="10.548173299821133" table:formula="of:=([.$B21] * TAN((PI()*[.P$20]) / 10800) * SQRT([.$D21]^2 + [.$E21]^2)) / (54 * [.$C20])" table:style-name="ce1">
            <text:p>10.5481733</text:p>
          </table:table-cell>
          <table:table-cell office:value-type="float" office:value="16.87715154003531" table:formula="of:=([.$B21] * TAN((PI()*[.Q$20]) / 10800) * SQRT([.$D21]^2 + [.$E21]^2)) / (54 * [.$C20])" table:style-name="ce1">
            <text:p>16.87715154</text:p>
          </table:table-cell>
          <table:table-cell office:value-type="float" office:value="21.096525110900529" table:formula="of:=([.$B21] * TAN((PI()*[.R$20]) / 10800) * SQRT([.$D21]^2 + [.$E21]^2)) / (54 * [.$C20])" table:style-name="ce1">
            <text:p>21.09652511</text:p>
          </table:table-cell>
          <table:table-cell office:value-type="float" office:value="52.744436978055028" table:formula="of:=([.$B21] * TAN((PI()*[.S$20]) / 10800) * SQRT([.$D21]^2 + [.$E21]^2)) / (54 * [.$C20])" table:style-name="ce1">
            <text:p>52.74443698</text:p>
          </table:table-cell>
          <table:table-cell office:value-type="float" office:value="63.295288369749095" table:formula="of:=([.$B21] * TAN((PI()*[.T$20]) / 10800) * SQRT([.$D21]^2 + [.$E21]^2)) / (54 * [.$C20])" table:style-name="ce1">
            <text:p>63.29528837</text:p>
          </table:table-cell>
          <table:table-cell office:value-type="float" office:value="0.75841874033239887" table:formula="of:= [.$O$20] / [.$H21]" table:style-name="ce1">
            <text:p>0.75841874</text:p>
          </table:table-cell>
          <table:table-cell office:value-type="float" office:value="0.92373610097166192" table:formula="of:=([.$J21] - [.$O$20]) / ([.$D21] / 100)" table:style-name="ce1">
            <text:p>0.923736101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3">
            <text:p>Table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min</text:p>
          </table:table-cell>
          <table:table-cell office:value-type="float" office:value="300" table:style-name="ce1">
            <text:p>300</text:p>
          </table:table-cell>
          <table:table-cell office:value-type="float" office:value="7" table:style-name="ce1">
            <text:p>7</text:p>
          </table:table-cell>
          <table:table-cell office:value-type="float" office:value="800" table:style-name="ce1">
            <text:p>800</text:p>
          </table:table-cell>
          <table:table-cell office:value-type="float" office:value="1280" table:style-name="ce1">
            <text:p>1280</text:p>
          </table:table-cell>
          <table:table-cell office:value-type="float" office:value="1.8909502927234394" table:formula="of:=([.$B23] * TAN((PI()*[.P$20]) / 10800) * SQRT([.$D23]^2 + [.$E23]^2)) / (54 * [.$C24])" table:style-name="ce1">
            <text:p>1.890950293</text:p>
          </table:table-cell>
          <table:table-cell office:value-type="float" office:value="3.0255337808593628" table:formula="of:=([.$B23] * TAN((PI()*[.Q$20]) / 10800) * SQRT([.$D23]^2 + [.$E23]^2)) / (54 * [.$C24])" table:style-name="ce1">
            <text:p>3.025533781</text:p>
          </table:table-cell>
          <table:table-cell office:value-type="float" office:value="3.7819325868092446" table:formula="of:=([.$B23] * TAN((PI()*[.R$20]) / 10800) * SQRT([.$D23]^2 + [.$E23]^2)) / (54 * [.$C24])" table:style-name="ce1">
            <text:p>3.781932587</text:p>
          </table:table-cell>
          <table:table-cell office:value-type="float" office:value="9.4553915363598922" table:formula="of:=([.$B23] * TAN((PI()*[.S$20]) / 10800) * SQRT([.$D23]^2 + [.$E23]^2)) / (54 * [.$C24])" table:style-name="ce1">
            <text:p>9.455391536</text:p>
          </table:table-cell>
          <table:table-cell office:value-type="float" office:value="11.346821925349021" table:formula="of:=([.$B23] * TAN((PI()*[.T$20]) / 10800) * SQRT([.$D23]^2 + [.$E23]^2)) / (54 * [.$C24])" table:style-name="ce1">
            <text:p>11.34682193</text:p>
          </table:table-cell>
          <table:table-cell office:value-type="float" office:value="4.2306412482880722" table:formula="of:= [.$O$20] / [.$H23]" table:style-name="ce1">
            <text:p>4.230641248</text:p>
          </table:table-cell>
          <table:table-cell office:value-type="float" office:value="-0.5816472593313724" table:formula="of:=([.$J23] - [.$O$20]) / ([.$D23] / 100)" table:style-name="ce1">
            <text:p>-0.581647259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4">
            <text:p>max</text:p>
          </table:table-cell>
          <table:table-cell office:value-type="float" office:value="500" table:style-name="ce1">
            <text:p>500</text:p>
          </table:table-cell>
          <table:table-cell office:value-type="float" office:value="12.9" table:style-name="ce1">
            <text:p>12.9</text:p>
          </table:table-cell>
          <table:table-cell office:value-type="float" office:value="2048" table:style-name="ce1">
            <text:p>2048</text:p>
          </table:table-cell>
          <table:table-cell office:value-type="float" office:value="2732" table:style-name="ce1">
            <text:p>2732</text:p>
          </table:table-cell>
          <table:table-cell office:value-type="float" office:value="13.137718628526923" table:formula="of:=([.$B24] * TAN((PI()*[.P$20]) / 10800) * SQRT([.$D24]^2 + [.$E24]^2)) / (54 * [.$C23])" table:style-name="ce1">
            <text:p>13.13771863</text:p>
          </table:table-cell>
          <table:table-cell office:value-type="float" office:value="21.020442296653734" table:formula="of:=([.$B24] * TAN((PI()*[.Q$20]) / 10800) * SQRT([.$D24]^2 + [.$E24]^2)) / (54 * [.$C23])" table:style-name="ce1">
            <text:p>21.0204423</text:p>
          </table:table-cell>
          <table:table-cell office:value-type="float" office:value="26.275659592297718" table:formula="of:=([.$B24] * TAN((PI()*[.R$20]) / 10800) * SQRT([.$D24]^2 + [.$E24]^2)) / (54 * [.$C23])" table:style-name="ce1">
            <text:p>26.27565959</text:p>
          </table:table-cell>
          <table:table-cell office:value-type="float" office:value="65.69304016359952" table:formula="of:=([.$B24] * TAN((PI()*[.S$20]) / 10800) * SQRT([.$D24]^2 + [.$E24]^2)) / (54 * [.$C23])" table:style-name="ce1">
            <text:p>65.69304016</text:p>
          </table:table-cell>
          <table:table-cell office:value-type="float" office:value="78.834094347628593" table:formula="of:=([.$B24] * TAN((PI()*[.T$20]) / 10800) * SQRT([.$D24]^2 + [.$E24]^2)) / (54 * [.$C23])" table:style-name="ce1">
            <text:p>78.83409435</text:p>
          </table:table-cell>
          <table:table-cell office:value-type="float" office:value="0.60892857679927248" table:formula="of:= [.$O$20] / [.$H24]" table:style-name="ce1">
            <text:p>0.608928577</text:p>
          </table:table-cell>
          <table:table-cell office:value-type="float" office:value="3.0680710130678022" table:formula="of:=([.$J24] - [.$O$20]) / ([.$D24] / 100)" table:style-name="ce1">
            <text:p>3.06807101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3">
            <text:p>Phon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min</text:p>
          </table:table-cell>
          <table:table-cell office:value-type="float" office:value="200" table:style-name="ce1">
            <text:p>200</text:p>
          </table:table-cell>
          <table:table-cell office:value-type="float" office:value="4" table:style-name="ce1">
            <text:p>4</text:p>
          </table:table-cell>
          <table:table-cell office:value-type="float" office:value="640" table:style-name="ce5">
            <text:p>640</text:p>
          </table:table-cell>
          <table:table-cell office:value-type="float" office:value="1136" table:style-name="ce1">
            <text:p>1136</text:p>
          </table:table-cell>
          <table:table-cell office:value-type="float" office:value="2.1611601162279404" table:formula="of:=([.$B26] * TAN((PI()*[.P$20]) / 10800) * SQRT([.$D26]^2 + [.$E26]^2)) / (54 * [.$C27])" table:style-name="ce1">
            <text:p>2.161160116</text:p>
          </table:table-cell>
          <table:table-cell office:value-type="float" office:value="3.4578714007739872" table:formula="of:=([.$B26] * TAN((PI()*[.Q$20]) / 10800) * SQRT([.$D26]^2 + [.$E26]^2)) / (54 * [.$C27])" table:style-name="ce1">
            <text:p>3.457871401</text:p>
          </table:table-cell>
          <table:table-cell office:value-type="float" office:value="4.3223568066949163" table:formula="of:=([.$B26] * TAN((PI()*[.R$20]) / 10800) * SQRT([.$D26]^2 + [.$E26]^2)) / (54 * [.$C27])" table:style-name="ce1">
            <text:p>4.322356807</text:p>
          </table:table-cell>
          <table:table-cell office:value-type="float" office:value="10.806532117916911" table:formula="of:=([.$B26] * TAN((PI()*[.S$20]) / 10800) * SQRT([.$D26]^2 + [.$E26]^2)) / (54 * [.$C27])" table:style-name="ce1">
            <text:p>10.80653212</text:p>
          </table:table-cell>
          <table:table-cell office:value-type="float" office:value="12.968240934396437" table:formula="of:=([.$B26] * TAN((PI()*[.T$20]) / 10800) * SQRT([.$D26]^2 + [.$E26]^2)) / (54 * [.$C27])" table:style-name="ce1">
            <text:p>12.96824093</text:p>
          </table:table-cell>
          <table:table-cell office:value-type="float" office:value="3.7016842235739387" table:formula="of:= [.$O$20] / [.$H26]" table:style-name="ce1">
            <text:p>3.701684224</text:p>
          </table:table-cell>
          <table:table-cell office:value-type="float" office:value="-0.47371235400055667" table:formula="of:=([.$J26] - [.$O$20]) / ([.$D26] / 100)" table:style-name="ce1">
            <text:p>-0.47371235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4">
            <text:p>max</text:p>
          </table:table-cell>
          <table:table-cell office:value-type="float" office:value="400" table:style-name="ce1">
            <text:p>400</text:p>
          </table:table-cell>
          <table:table-cell office:value-type="float" office:value="6.5" table:style-name="ce1">
            <text:p>6.5</text:p>
          </table:table-cell>
          <table:table-cell office:value-type="float" office:value="1242" table:style-name="ce1">
            <text:p>1242</text:p>
          </table:table-cell>
          <table:table-cell office:value-type="float" office:value="2688" table:style-name="ce1">
            <text:p>2688</text:p>
          </table:table-cell>
          <table:table-cell office:value-type="float" office:value="15.950767120432989" table:formula="of:=([.$B27] * TAN((PI()*[.P$20]) / 10800) * SQRT([.$D27]^2 + [.$E27]^2)) / (54 * [.$C26])" table:style-name="ce1">
            <text:p>15.95076712</text:p>
          </table:table-cell>
          <table:table-cell office:value-type="float" office:value="25.521339687879905" table:formula="of:=([.$B27] * TAN((PI()*[.Q$20]) / 10800) * SQRT([.$D27]^2 + [.$E27]^2)) / (54 * [.$C26])" table:style-name="ce1">
            <text:p>25.52133969</text:p>
          </table:table-cell>
          <table:table-cell office:value-type="float" office:value="31.901804182535308" table:formula="of:=([.$B27] * TAN((PI()*[.R$20]) / 10800) * SQRT([.$D27]^2 + [.$E27]^2)) / (54 * [.$C26])" table:style-name="ce1">
            <text:p>31.90180418</text:p>
          </table:table-cell>
          <table:table-cell office:value-type="float" office:value="79.759234819319502" table:formula="of:=([.$B27] * TAN((PI()*[.S$20]) / 10800) * SQRT([.$D27]^2 + [.$E27]^2)) / (54 * [.$C26])" table:style-name="ce1">
            <text:p>79.75923482</text:p>
          </table:table-cell>
          <table:table-cell office:value-type="float" office:value="95.714051704444287" table:formula="of:=([.$B27] * TAN((PI()*[.T$20]) / 10800) * SQRT([.$D27]^2 + [.$E27]^2)) / (54 * [.$C26])" table:style-name="ce1">
            <text:p>95.7140517</text:p>
          </table:table-cell>
          <table:table-cell office:value-type="float" office:value="0.50153903235225872" table:formula="of:= [.$O$20] / [.$H27]" table:style-name="ce1">
            <text:p>0.501539032</text:p>
          </table:table-cell>
          <table:table-cell office:value-type="float" office:value="6.418200620325627" table:formula="of:=([.$J27] - [.$O$20]) / ([.$D27] / 100)" table:style-name="ce1">
            <text:p>6.41820062</text:p>
          </table:table-cell>
          <table:table-cell table:number-columns-repeated="1637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Criteri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High-Resolution</text:p>
          </table:table-cell>
          <table:table-cell office:value-type="float" office:value="600" table:style-name="ce1">
            <text:p>600</text:p>
          </table:table-cell>
          <table:table-cell office:value-type="float" office:value="27" table:style-name="ce1">
            <text:p>27</text:p>
          </table:table-cell>
          <table:table-cell office:value-type="float" office:value="2560" table:style-name="ce1">
            <text:p>2560</text:p>
          </table:table-cell>
          <table:table-cell office:value-type="float" office:value="1440" table:style-name="ce1">
            <text:p>1440</text:p>
          </table:table-cell>
          <table:table-cell office:value-type="float" office:value="3.5160577666070449" table:formula="of:=([.$B30] * TAN((PI()*[.P$20]) / 10800) * SQRT([.$D30]^2 + [.$E30]^2)) / (54 * [.$C30])" table:style-name="ce1">
            <text:p>3.516057767</text:p>
          </table:table-cell>
          <table:table-cell office:value-type="float" office:value="5.6257171800117698" table:formula="of:=([.$B30] * TAN((PI()*[.Q$20]) / 10800) * SQRT([.$D30]^2 + [.$E30]^2)) / (54 * [.$C30])" table:style-name="ce1">
            <text:p>5.62571718</text:p>
          </table:table-cell>
          <table:table-cell office:value-type="float" office:value="7.0321750369668425" table:formula="of:=([.$B30] * TAN((PI()*[.R$20]) / 10800) * SQRT([.$D30]^2 + [.$E30]^2)) / (54 * [.$C30])" table:style-name="ce1">
            <text:p>7.032175037</text:p>
          </table:table-cell>
          <table:table-cell office:value-type="float" office:value="17.581478992685007" table:formula="of:=([.$B30] * TAN((PI()*[.S$20]) / 10800) * SQRT([.$D30]^2 + [.$E30]^2)) / (54 * [.$C30])" table:style-name="ce1">
            <text:p>17.58147899</text:p>
          </table:table-cell>
          <table:table-cell office:value-type="float" office:value="21.098429456583034" table:formula="of:=([.$B30] * TAN((PI()*[.T$20]) / 10800) * SQRT([.$D30]^2 + [.$E30]^2)) / (54 * [.$C30])" table:style-name="ce1">
            <text:p>21.09842946</text:p>
          </table:table-cell>
          <table:table-cell office:value-type="float" office:value="2.2752562209971967" table:formula="of:= [.$O$20] / [.$H30]" table:style-name="ce1">
            <text:p>2.275256221</text:p>
          </table:table-cell>
          <table:table-cell office:value-type="float" office:value="0.19915740064777476" table:formula="of:=([.$J30] - [.$O$20]) / ([.$D30] / 100)" table:style-name="ce1">
            <text:p>0.199157401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3">
            <text:p>Desktop</text:p>
          </table:table-cell>
          <table:table-cell office:value-type="float" office:value="600" table:style-name="ce1">
            <text:p>600</text:p>
          </table:table-cell>
          <table:table-cell office:value-type="float" office:value="24" table:style-name="ce1">
            <text:p>24</text:p>
          </table:table-cell>
          <table:table-cell office:value-type="float" office:value="1920" table:style-name="ce1">
            <text:p>1920</text:p>
          </table:table-cell>
          <table:table-cell office:value-type="float" office:value="1080" table:style-name="ce1">
            <text:p>1080</text:p>
          </table:table-cell>
          <table:table-cell office:value-type="float" office:value="2.9666737405746941" table:formula="of:=([.$B31] * TAN((PI()*[.P$20]) / 10800) * SQRT([.$D31]^2 + [.$E31]^2)) / (54 * [.$C31])" table:style-name="ce1">
            <text:p>2.966673741</text:p>
          </table:table-cell>
          <table:table-cell office:value-type="float" office:value="4.7466988706349307" table:formula="of:=([.$B31] * TAN((PI()*[.Q$20]) / 10800) * SQRT([.$D31]^2 + [.$E31]^2)) / (54 * [.$C31])" table:style-name="ce1">
            <text:p>4.746698871</text:p>
          </table:table-cell>
          <table:table-cell office:value-type="float" office:value="5.933397687440773" table:formula="of:=([.$B31] * TAN((PI()*[.R$20]) / 10800) * SQRT([.$D31]^2 + [.$E31]^2)) / (54 * [.$C31])" table:style-name="ce1">
            <text:p>5.933397687</text:p>
          </table:table-cell>
          <table:table-cell office:value-type="float" office:value="14.834372900077975" table:formula="of:=([.$B31] * TAN((PI()*[.S$20]) / 10800) * SQRT([.$D31]^2 + [.$E31]^2)) / (54 * [.$C31])" table:style-name="ce1">
            <text:p>14.8343729</text:p>
          </table:table-cell>
          <table:table-cell office:value-type="float" office:value="17.801799853991934" table:formula="of:=([.$B31] * TAN((PI()*[.T$20]) / 10800) * SQRT([.$D31]^2 + [.$E31]^2)) / (54 * [.$C31])" table:style-name="ce1">
            <text:p>17.80179985</text:p>
          </table:table-cell>
          <table:table-cell office:value-type="float" office:value="2.6965999656263073" table:formula="of:= [.$O$20] / [.$H31]" table:style-name="ce1">
            <text:p>2.696599966</text:p>
          </table:table-cell>
          <table:table-cell office:value-type="float" office:value="9.3843742395413238E-2" table:formula="of:=([.$J31] - [.$O$20]) / ([.$D31] / 100)" table:style-name="ce1">
            <text:p>0.093843742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3">
            <text:p>Laptop</text:p>
          </table:table-cell>
          <table:table-cell office:value-type="float" office:value="500" table:style-name="ce1">
            <text:p>500</text:p>
          </table:table-cell>
          <table:table-cell office:value-type="float" office:value="14" table:style-name="ce1">
            <text:p>14</text:p>
          </table:table-cell>
          <table:table-cell office:value-type="float" office:value="1280" table:style-name="ce1">
            <text:p>1280</text:p>
          </table:table-cell>
          <table:table-cell office:value-type="float" office:value="720" table:style-name="ce1">
            <text:p>720</text:p>
          </table:table-cell>
          <table:table-cell office:value-type="float" office:value="2.8254035624520895" table:formula="of:=([.$B32] * TAN((PI()*[.P$20]) / 10800) * SQRT([.$D32]^2 + [.$E32]^2)) / (54 * [.$C32])" table:style-name="ce1">
            <text:p>2.825403562</text:p>
          </table:table-cell>
          <table:table-cell office:value-type="float" office:value="4.5206655910808875" table:formula="of:=([.$B32] * TAN((PI()*[.Q$20]) / 10800) * SQRT([.$D32]^2 + [.$E32]^2)) / (54 * [.$C32])" table:style-name="ce1">
            <text:p>4.520665591</text:p>
          </table:table-cell>
          <table:table-cell office:value-type="float" office:value="5.6508549404197836" table:formula="of:=([.$B32] * TAN((PI()*[.R$20]) / 10800) * SQRT([.$D32]^2 + [.$E32]^2)) / (54 * [.$C32])" table:style-name="ce1">
            <text:p>5.65085494</text:p>
          </table:table-cell>
          <table:table-cell office:value-type="float" office:value="14.127974190550455" table:formula="of:=([.$B32] * TAN((PI()*[.S$20]) / 10800) * SQRT([.$D32]^2 + [.$E32]^2)) / (54 * [.$C32])" table:style-name="ce1">
            <text:p>14.12797419</text:p>
          </table:table-cell>
          <table:table-cell office:value-type="float" office:value="16.954095099039936" table:formula="of:=([.$B32] * TAN((PI()*[.T$20]) / 10800) * SQRT([.$D32]^2 + [.$E32]^2)) / (54 * [.$C32])" table:style-name="ce1">
            <text:p>16.9540951</text:p>
          </table:table-cell>
          <table:table-cell office:value-type="float" office:value="2.8314299639076226" table:formula="of:= [.$O$20] / [.$H32]" table:style-name="ce1">
            <text:p>2.831429964</text:p>
          </table:table-cell>
          <table:table-cell office:value-type="float" office:value="7.4538679612494996E-2" table:formula="of:=([.$J32] - [.$O$20]) / ([.$D32] / 100)" table:style-name="ce1">
            <text:p>0.0745386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3">
            <text:p>Tablet</text:p>
          </table:table-cell>
          <table:table-cell office:value-type="float" office:value="400" table:style-name="ce1">
            <text:p>400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768" table:style-name="ce1">
            <text:p>768</text:p>
          </table:table-cell>
          <table:table-cell office:value-type="float" office:value="1024" table:style-name="ce1">
            <text:p>1024</text:p>
          </table:table-cell>
          <table:table-cell office:value-type="float" office:value="2.7039793557277747" table:formula="of:=([.$B33] * TAN((PI()*[.P$20]) / 10800) * SQRT([.$D33]^2 + [.$E33]^2)) / (54 * [.$C33])" table:style-name="ce1">
            <text:p>2.703979356</text:p>
          </table:table-cell>
          <table:table-cell office:value-type="float" office:value="4.3263860054819672" table:formula="of:=([.$B33] * TAN((PI()*[.Q$20]) / 10800) * SQRT([.$D33]^2 + [.$E33]^2)) / (54 * [.$C33])" table:style-name="ce1">
            <text:p>4.326386005</text:p>
          </table:table-cell>
          <table:table-cell office:value-type="float" office:value="5.4080044720572564" table:formula="of:=([.$B33] * TAN((PI()*[.R$20]) / 10800) * SQRT([.$D33]^2 + [.$E33]^2)) / (54 * [.$C33])" table:style-name="ce1">
            <text:p>5.408004472</text:p>
          </table:table-cell>
          <table:table-cell office:value-type="float" office:value="13.520812055729486" table:formula="of:=([.$B33] * TAN((PI()*[.S$20]) / 10800) * SQRT([.$D33]^2 + [.$E33]^2)) / (54 * [.$C33])" table:style-name="ce1">
            <text:p>13.52081206</text:p>
          </table:table-cell>
          <table:table-cell office:value-type="float" office:value="16.225477928916856" table:formula="of:=([.$B33] * TAN((PI()*[.T$20]) / 10800) * SQRT([.$D33]^2 + [.$E33]^2)) / (54 * [.$C33])" table:style-name="ce1">
            <text:p>16.22547793</text:p>
          </table:table-cell>
          <table:table-cell office:value-type="float" office:value="2.9585774351095253" table:formula="of:= [.$O$20] / [.$H33]" table:style-name="ce1">
            <text:p>2.958577435</text:p>
          </table:table-cell>
          <table:table-cell office:value-type="float" office:value="2.9359105327715629E-2" table:formula="of:=([.$J33] - [.$O$20]) / ([.$D33] / 100)" table:style-name="ce1">
            <text:p>0.029359105</text:p>
          </table:table-cell>
          <table:table-cell table:number-columns-repeated="16372"/>
        </table:table-row>
        <table:table-row table:style-name="ro2">
          <table:table-cell office:value-type="string" table:style-name="ce3">
            <text:p>Phone</text:p>
          </table:table-cell>
          <table:table-cell office:value-type="float" office:value="300" table:style-name="ce1">
            <text:p>300</text:p>
          </table:table-cell>
          <table:table-cell office:value-type="float" office:value="5" table:style-name="ce1">
            <text:p>5</text:p>
          </table:table-cell>
          <table:table-cell office:value-type="float" office:value="480" table:style-name="ce1">
            <text:p>480</text:p>
          </table:table-cell>
          <table:table-cell office:value-type="float" office:value="854" table:style-name="ce1">
            <text:p>854</text:p>
          </table:table-cell>
          <table:table-cell office:value-type="float" office:value="3.1663301792171126" table:formula="of:=([.$B34] * TAN((PI()*[.P$20]) / 10800) * SQRT([.$D34]^2 + [.$E34]^2)) / (54 * [.$C34])" table:style-name="ce1">
            <text:p>3.166330179</text:p>
          </table:table-cell>
          <table:table-cell office:value-type="float" office:value="5.0661505780664911" table:formula="of:=([.$B34] * TAN((PI()*[.Q$20]) / 10800) * SQRT([.$D34]^2 + [.$E34]^2)) / (54 * [.$C34])" table:style-name="ce1">
            <text:p>5.066150578</text:p>
          </table:table-cell>
          <table:table-cell office:value-type="float" office:value="6.3327139435971045" table:formula="of:=([.$B34] * TAN((PI()*[.R$20]) / 10800) * SQRT([.$D34]^2 + [.$E34]^2)) / (54 * [.$C34])" table:style-name="ce1">
            <text:p>6.332713944</text:p>
          </table:table-cell>
          <table:table-cell office:value-type="float" office:value="15.832722675523598" table:formula="of:=([.$B34] * TAN((PI()*[.S$20]) / 10800) * SQRT([.$D34]^2 + [.$E34]^2)) / (54 * [.$C34])" table:style-name="ce1">
            <text:p>15.83272268</text:p>
          </table:table-cell>
          <table:table-cell office:value-type="float" office:value="18.999856759158945" table:formula="of:=([.$B34] * TAN((PI()*[.T$20]) / 10800) * SQRT([.$D34]^2 + [.$E34]^2)) / (54 * [.$C34])" table:style-name="ce1">
            <text:p>18.99985676</text:p>
          </table:table-cell>
          <table:table-cell office:value-type="float" office:value="2.5265628832291278" table:formula="of:= [.$O$20] / [.$H34]" table:style-name="ce1">
            <text:p>2.526562883</text:p>
          </table:table-cell>
          <table:table-cell office:value-type="float" office:value="0.62497015815811352" table:formula="of:=([.$J34] - [.$O$20]) / ([.$D34] / 100)" table:style-name="ce1">
            <text:p>0.624970158</text:p>
          </table:table-cell>
          <table:table-cell table:number-columns-repeated="16372"/>
        </table:table-row>
        <table:table-row table:number-rows-repeated="1048542" table:style-name="ro2">
          <table:table-cell table:number-columns-repeated="16384"/>
        </table:table-row>
      </table:table>
      <table:table table:name="Real_World_Guidelines" table:style-name="ta2">
        <table:table-column table:style-name="co1" table:number-columns-repeated="19" table:default-cell-style-name="ce1"/>
        <table:table-column table:style-name="co7" table:number-columns-repeated="16365" table:default-cell-style-name="ce1"/>
        <table:table-row table:style-name="ro1">
          <table:table-cell office:value-type="string" table:style-name="ce2">
            <text:p>Real World Guidelines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3">
            <text:p>Header</text:p>
          </table:table-cell>
          <table:table-cell office:value-type="string" table:style-name="ce3">
            <text:p>H2</text:p>
          </table:table-cell>
          <table:table-cell office:value-type="string" table:style-name="ce3">
            <text:p>H3</text:p>
          </table:table-cell>
          <table:table-cell office:value-type="string" table:style-name="ce3">
            <text:p>H4</text:p>
          </table:table-cell>
          <table:table-cell office:value-type="string" table:style-name="ce3">
            <text:p>H5</text:p>
          </table:table-cell>
          <table:table-cell office:value-type="string" table:style-name="ce3">
            <text:p>H6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Subtitle</text:p>
          </table:table-cell>
          <table:table-cell office:value-type="string" table:style-name="ce3">
            <text:p>Subtitle2</text:p>
          </table:table-cell>
          <table:table-cell office:value-type="string" table:style-name="ce3">
            <text:p>Base</text:p>
          </table:table-cell>
          <table:table-cell office:value-type="string" table:style-name="ce3">
            <text:p>Body</text:p>
          </table:table-cell>
          <table:table-cell office:value-type="string" table:style-name="ce3">
            <text:p>Body2</text:p>
          </table:table-cell>
          <table:table-cell office:value-type="string" table:style-name="ce3">
            <text:p>Button</text:p>
          </table:table-cell>
          <table:table-cell office:value-type="string" table:style-name="ce3">
            <text:p>Callout</text:p>
          </table:table-cell>
          <table:table-cell office:value-type="string" table:style-name="ce3">
            <text:p>Footnote</text:p>
          </table:table-cell>
          <table:table-cell office:value-type="string" table:style-name="ce3">
            <text:p>Caption</text:p>
          </table:table-cell>
          <table:table-cell office:value-type="string" table:style-name="ce3">
            <text:p>Caption2</text:p>
          </table:table-cell>
          <table:table-cell office:value-type="string" table:style-name="ce3">
            <text:p>Overline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Microsoft(Size)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4" table:style-name="ce1"/>
          <table:table-cell office:value-type="float" office:value="12" table:style-name="ce1">
            <text:p>12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3">
            <text:p>Microsoft(Heihgt)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4" table:style-name="ce1"/>
          <table:table-cell office:value-type="float" office:value="14" table:style-name="ce1">
            <text:p>14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3">
            <text:p>Google(Size)</text:p>
          </table:table-cell>
          <table:table-cell office:value-type="float" office:value="96" table:style-name="ce1">
            <text:p>96</text:p>
          </table:table-cell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Google(Height)</text:p>
          </table:table-cell>
          <table:table-cell office:value-type="float" office:value="-1.5" table:style-name="ce1">
            <text:p>-1.5</text:p>
          </table:table-cell>
          <table:table-cell office:value-type="float" office:value="-0.5" table:style-name="ce1">
            <text:p>-0.5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float" office:value="0.15" table:style-name="ce1">
            <text:p>0.15</text:p>
          </table:table-cell>
          <table:table-cell table:style-name="ce1"/>
          <table:table-cell office:value-type="float" office:value="0.15" table:style-name="ce1">
            <text:p>0.15</text:p>
          </table:table-cell>
          <table:table-cell office:value-type="float" office:value="0.1" table:style-name="ce1">
            <text:p>0.1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0.25" table:style-name="ce1">
            <text:p>0.25</text:p>
          </table:table-cell>
          <table:table-cell office:value-type="float" office:value="1.25" table:style-name="ce1">
            <text:p>1.25</text:p>
          </table:table-cell>
          <table:table-cell table:number-columns-repeated="2" table:style-name="ce1"/>
          <table:table-cell office:value-type="float" office:value="0.4" table:style-name="ce1">
            <text:p>0.4</text:p>
          </table:table-cell>
          <table:table-cell table:style-name="ce1"/>
          <table:table-cell office:value-type="float" office:value="1.5" table:style-name="ce1">
            <text:p>1.5</text:p>
          </table:table-cell>
          <table:table-cell table:number-columns-repeated="16365"/>
        </table:table-row>
        <table:table-row table:number-rows-repeated="2" table:style-name="ro2">
          <table:table-cell table:style-name="ce3"/>
          <table:table-cell table:number-columns-repeated="16383" table:style-name="ce1"/>
        </table:table-row>
        <table:table-row table:style-name="ro2">
          <table:table-cell office:value-type="string" table:style-name="ce3">
            <text:p>Apple(pt,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Apple(xSmall, Size)</text:p>
          </table:table-cell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xSamll, Leading)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Small, Size)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Small, Leading)</text:p>
          </table:table-cell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Medium, Size)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Medium, Leading)</text:p>
          </table:table-cell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Large, Size)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Large, Leading)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table:number-columns-repeated="3" table:style-name="ce1"/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Large, Size)</text:p>
          </table:table-cell>
          <table:table-cell office:value-type="float" office:value="36" table:style-name="ce1">
            <text:p>36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Large, Leading)</text:p>
          </table:table-cell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Large, Size)</text:p>
          </table:table-cell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Large, Leading)</text:p>
          </table:table-cell>
          <table:table-cell office:value-type="float" office:value="46" table:style-name="ce1">
            <text:p>46</text:p>
          </table:table-cell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table:number-columns-repeated="3" table:style-name="ce1"/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xLarge, Size)</text:p>
          </table:table-cell>
          <table:table-cell office:value-type="float" office:value="40" table:style-name="ce1">
            <text:p>40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xLarge, Leading)</text:p>
          </table:table-cell>
          <table:table-cell office:value-type="float" office:value="48" table:style-name="ce1">
            <text:p>48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table:number-columns-repeated="3" table:style-name="ce1"/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table:number-columns-repeated="16366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style-name="ro2">
          <table:table-cell office:value-type="string" table:style-name="ce3">
            <text:p>Apple(px,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Apple(xSmall, Size)</text:p>
          </table:table-cell>
          <table:table-cell office:value-type="float" office:value="41.333333333333336" table:formula="of:=[.B10] / 0.75" table:style-name="ce1">
            <text:p>41.33333333</text:p>
          </table:table-cell>
          <table:table-cell office:value-type="float" office:value="33.333333333333336" table:formula="of:=[.C10] / 0.75" table:style-name="ce1">
            <text:p>33.33333333</text:p>
          </table:table-cell>
          <table:table-cell office:value-type="float" office:value="25.333333333333332" table:formula="of:=[.D10] / 0.75" table:style-name="ce1">
            <text:p>25.33333333</text:p>
          </table:table-cell>
          <table:table-cell office:value-type="float" office:value="22.666666666666668" table:formula="of:=[.E10] / 0.75" table:style-name="ce1">
            <text:p>22.66666667</text:p>
          </table:table-cell>
          <table:table-cell table:number-columns-repeated="3" table:style-name="ce1"/>
          <table:table-cell office:value-type="float" office:value="18.666666666666668" table:formula="of:=[.I10] / 0.75" table:style-name="ce1">
            <text:p>18.66666667</text:p>
          </table:table-cell>
          <table:table-cell office:value-type="float" office:value="16" table:formula="of:=[.J10] / 0.75" table:style-name="ce1">
            <text:p>16</text:p>
          </table:table-cell>
          <table:table-cell table:style-name="ce1"/>
          <table:table-cell office:value-type="float" office:value="18.666666666666668" table:formula="of:=[.L10] / 0.75" table:style-name="ce1">
            <text:p>18.66666667</text:p>
          </table:table-cell>
          <table:table-cell table:number-columns-repeated="2" table:style-name="ce1"/>
          <table:table-cell office:value-type="float" office:value="17.333333333333332" table:formula="of:=[.O10] / 0.75" table:style-name="ce1">
            <text:p>17.33333333</text:p>
          </table:table-cell>
          <table:table-cell office:value-type="float" office:value="16" table:formula="of:=[.P10] / 0.75" table:style-name="ce1">
            <text:p>16</text:p>
          </table:table-cell>
          <table:table-cell office:value-type="float" office:value="14.666666666666666" table:formula="of:=[.Q10] / 0.75" table:style-name="ce1">
            <text:p>14.66666667</text:p>
          </table:table-cell>
          <table:table-cell office:value-type="float" office:value="14.666666666666666" table:formula="of:=[.R10] / 0.75" table:style-name="ce1">
            <text:p>14.6666666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Samll, Leading)</text:p>
          </table:table-cell>
          <table:table-cell office:value-type="float" office:value="50.666666666666664" table:formula="of:=[.B11] / 0.75" table:style-name="ce1">
            <text:p>50.66666667</text:p>
          </table:table-cell>
          <table:table-cell office:value-type="float" office:value="41.333333333333336" table:formula="of:=[.C11] / 0.75" table:style-name="ce1">
            <text:p>41.33333333</text:p>
          </table:table-cell>
          <table:table-cell office:value-type="float" office:value="32" table:formula="of:=[.D11] / 0.75" table:style-name="ce1">
            <text:p>32</text:p>
          </table:table-cell>
          <table:table-cell office:value-type="float" office:value="29.333333333333332" table:formula="of:=[.E11] / 0.75" table:style-name="ce1">
            <text:p>29.33333333</text:p>
          </table:table-cell>
          <table:table-cell table:number-columns-repeated="3" table:style-name="ce1"/>
          <table:table-cell office:value-type="float" office:value="25.333333333333332" table:formula="of:=[.I11] / 0.75" table:style-name="ce1">
            <text:p>25.33333333</text:p>
          </table:table-cell>
          <table:table-cell office:value-type="float" office:value="21.333333333333332" table:formula="of:=[.J11] / 0.75" table:style-name="ce1">
            <text:p>21.33333333</text:p>
          </table:table-cell>
          <table:table-cell table:style-name="ce1"/>
          <table:table-cell office:value-type="float" office:value="25.333333333333332" table:formula="of:=[.L11] / 0.75" table:style-name="ce1">
            <text:p>25.33333333</text:p>
          </table:table-cell>
          <table:table-cell table:number-columns-repeated="2" table:style-name="ce1"/>
          <table:table-cell office:value-type="float" office:value="24" table:formula="of:=[.O11] / 0.75" table:style-name="ce1">
            <text:p>24</text:p>
          </table:table-cell>
          <table:table-cell office:value-type="float" office:value="21.333333333333332" table:formula="of:=[.P11] / 0.75" table:style-name="ce1">
            <text:p>21.33333333</text:p>
          </table:table-cell>
          <table:table-cell office:value-type="float" office:value="17.333333333333332" table:formula="of:=[.Q11] / 0.75" table:style-name="ce1">
            <text:p>17.33333333</text:p>
          </table:table-cell>
          <table:table-cell office:value-type="float" office:value="17.333333333333332" table:formula="of:=[.R11] / 0.75" table:style-name="ce1">
            <text:p>17.3333333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Small, Size)</text:p>
          </table:table-cell>
          <table:table-cell office:value-type="float" office:value="42.666666666666664" table:formula="of:=[.B12] / 0.75" table:style-name="ce1">
            <text:p>42.66666667</text:p>
          </table:table-cell>
          <table:table-cell office:value-type="float" office:value="34.666666666666664" table:formula="of:=[.C12] / 0.75" table:style-name="ce1">
            <text:p>34.66666667</text:p>
          </table:table-cell>
          <table:table-cell office:value-type="float" office:value="26.666666666666668" table:formula="of:=[.D12] / 0.75" table:style-name="ce1">
            <text:p>26.66666667</text:p>
          </table:table-cell>
          <table:table-cell office:value-type="float" office:value="24" table:formula="of:=[.E12] / 0.75" table:style-name="ce1">
            <text:p>24</text:p>
          </table:table-cell>
          <table:table-cell table:number-columns-repeated="3" table:style-name="ce1"/>
          <table:table-cell office:value-type="float" office:value="20" table:formula="of:=[.I12] / 0.75" table:style-name="ce1">
            <text:p>20</text:p>
          </table:table-cell>
          <table:table-cell office:value-type="float" office:value="17.333333333333332" table:formula="of:=[.J12] / 0.75" table:style-name="ce1">
            <text:p>17.33333333</text:p>
          </table:table-cell>
          <table:table-cell table:style-name="ce1"/>
          <table:table-cell office:value-type="float" office:value="20" table:formula="of:=[.L12] / 0.75" table:style-name="ce1">
            <text:p>20</text:p>
          </table:table-cell>
          <table:table-cell table:number-columns-repeated="2" table:style-name="ce1"/>
          <table:table-cell office:value-type="float" office:value="18.666666666666668" table:formula="of:=[.O12] / 0.75" table:style-name="ce1">
            <text:p>18.66666667</text:p>
          </table:table-cell>
          <table:table-cell office:value-type="float" office:value="16" table:formula="of:=[.P12] / 0.75" table:style-name="ce1">
            <text:p>16</text:p>
          </table:table-cell>
          <table:table-cell office:value-type="float" office:value="14.666666666666666" table:formula="of:=[.Q12] / 0.75" table:style-name="ce1">
            <text:p>14.66666667</text:p>
          </table:table-cell>
          <table:table-cell office:value-type="float" office:value="14.666666666666666" table:formula="of:=[.R12] / 0.75" table:style-name="ce1">
            <text:p>14.6666666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Small, Leading)</text:p>
          </table:table-cell>
          <table:table-cell office:value-type="float" office:value="52" table:formula="of:=[.B13] / 0.75" table:style-name="ce1">
            <text:p>52</text:p>
          </table:table-cell>
          <table:table-cell office:value-type="float" office:value="42.666666666666664" table:formula="of:=[.C13] / 0.75" table:style-name="ce1">
            <text:p>42.66666667</text:p>
          </table:table-cell>
          <table:table-cell office:value-type="float" office:value="33.333333333333336" table:formula="of:=[.D13] / 0.75" table:style-name="ce1">
            <text:p>33.33333333</text:p>
          </table:table-cell>
          <table:table-cell office:value-type="float" office:value="30.666666666666668" table:formula="of:=[.E13] / 0.75" table:style-name="ce1">
            <text:p>30.66666667</text:p>
          </table:table-cell>
          <table:table-cell table:number-columns-repeated="3" table:style-name="ce1"/>
          <table:table-cell office:value-type="float" office:value="26.666666666666668" table:formula="of:=[.I13] / 0.75" table:style-name="ce1">
            <text:p>26.66666667</text:p>
          </table:table-cell>
          <table:table-cell office:value-type="float" office:value="24" table:formula="of:=[.J13] / 0.75" table:style-name="ce1">
            <text:p>24</text:p>
          </table:table-cell>
          <table:table-cell table:style-name="ce1"/>
          <table:table-cell office:value-type="float" office:value="26.666666666666668" table:formula="of:=[.L13] / 0.75" table:style-name="ce1">
            <text:p>26.66666667</text:p>
          </table:table-cell>
          <table:table-cell table:number-columns-repeated="2" table:style-name="ce1"/>
          <table:table-cell office:value-type="float" office:value="25.333333333333332" table:formula="of:=[.O13] / 0.75" table:style-name="ce1">
            <text:p>25.33333333</text:p>
          </table:table-cell>
          <table:table-cell office:value-type="float" office:value="21.333333333333332" table:formula="of:=[.P13] / 0.75" table:style-name="ce1">
            <text:p>21.33333333</text:p>
          </table:table-cell>
          <table:table-cell office:value-type="float" office:value="17.333333333333332" table:formula="of:=[.Q13] / 0.75" table:style-name="ce1">
            <text:p>17.33333333</text:p>
          </table:table-cell>
          <table:table-cell office:value-type="float" office:value="17.333333333333332" table:formula="of:=[.R13] / 0.75" table:style-name="ce1">
            <text:p>17.3333333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Medium, Size)</text:p>
          </table:table-cell>
          <table:table-cell office:value-type="float" office:value="44" table:formula="of:=[.B14] / 0.75" table:style-name="ce1">
            <text:p>44</text:p>
          </table:table-cell>
          <table:table-cell office:value-type="float" office:value="36" table:formula="of:=[.C14] / 0.75" table:style-name="ce1">
            <text:p>36</text:p>
          </table:table-cell>
          <table:table-cell office:value-type="float" office:value="28" table:formula="of:=[.D14] / 0.75" table:style-name="ce1">
            <text:p>28</text:p>
          </table:table-cell>
          <table:table-cell office:value-type="float" office:value="25.333333333333332" table:formula="of:=[.E14] / 0.75" table:style-name="ce1">
            <text:p>25.33333333</text:p>
          </table:table-cell>
          <table:table-cell table:number-columns-repeated="3" table:style-name="ce1"/>
          <table:table-cell office:value-type="float" office:value="21.333333333333332" table:formula="of:=[.I14] / 0.75" table:style-name="ce1">
            <text:p>21.33333333</text:p>
          </table:table-cell>
          <table:table-cell office:value-type="float" office:value="18.666666666666668" table:formula="of:=[.J14] / 0.75" table:style-name="ce1">
            <text:p>18.66666667</text:p>
          </table:table-cell>
          <table:table-cell table:style-name="ce1"/>
          <table:table-cell office:value-type="float" office:value="21.333333333333332" table:formula="of:=[.L14] / 0.75" table:style-name="ce1">
            <text:p>21.33333333</text:p>
          </table:table-cell>
          <table:table-cell table:number-columns-repeated="2" table:style-name="ce1"/>
          <table:table-cell office:value-type="float" office:value="20" table:formula="of:=[.O14] / 0.75" table:style-name="ce1">
            <text:p>20</text:p>
          </table:table-cell>
          <table:table-cell office:value-type="float" office:value="16" table:formula="of:=[.P14] / 0.75" table:style-name="ce1">
            <text:p>16</text:p>
          </table:table-cell>
          <table:table-cell office:value-type="float" office:value="14.666666666666666" table:formula="of:=[.Q14] / 0.75" table:style-name="ce1">
            <text:p>14.66666667</text:p>
          </table:table-cell>
          <table:table-cell office:value-type="float" office:value="14.666666666666666" table:formula="of:=[.R14] / 0.75" table:style-name="ce1">
            <text:p>14.6666666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Medium, Leading)</text:p>
          </table:table-cell>
          <table:table-cell office:value-type="float" office:value="53.333333333333336" table:formula="of:=[.B15] / 0.75" table:style-name="ce1">
            <text:p>53.33333333</text:p>
          </table:table-cell>
          <table:table-cell office:value-type="float" office:value="44" table:formula="of:=[.C15] / 0.75" table:style-name="ce1">
            <text:p>44</text:p>
          </table:table-cell>
          <table:table-cell office:value-type="float" office:value="34.666666666666664" table:formula="of:=[.D15] / 0.75" table:style-name="ce1">
            <text:p>34.66666667</text:p>
          </table:table-cell>
          <table:table-cell office:value-type="float" office:value="32" table:formula="of:=[.E15] / 0.75" table:style-name="ce1">
            <text:p>32</text:p>
          </table:table-cell>
          <table:table-cell table:number-columns-repeated="3" table:style-name="ce1"/>
          <table:table-cell office:value-type="float" office:value="28" table:formula="of:=[.I15] / 0.75" table:style-name="ce1">
            <text:p>28</text:p>
          </table:table-cell>
          <table:table-cell office:value-type="float" office:value="25.333333333333332" table:formula="of:=[.J15] / 0.75" table:style-name="ce1">
            <text:p>25.33333333</text:p>
          </table:table-cell>
          <table:table-cell table:style-name="ce1"/>
          <table:table-cell office:value-type="float" office:value="28" table:formula="of:=[.L15] / 0.75" table:style-name="ce1">
            <text:p>28</text:p>
          </table:table-cell>
          <table:table-cell table:number-columns-repeated="2" table:style-name="ce1"/>
          <table:table-cell office:value-type="float" office:value="26.666666666666668" table:formula="of:=[.O15] / 0.75" table:style-name="ce1">
            <text:p>26.66666667</text:p>
          </table:table-cell>
          <table:table-cell office:value-type="float" office:value="21.333333333333332" table:formula="of:=[.P15] / 0.75" table:style-name="ce1">
            <text:p>21.33333333</text:p>
          </table:table-cell>
          <table:table-cell office:value-type="float" office:value="17.333333333333332" table:formula="of:=[.Q15] / 0.75" table:style-name="ce1">
            <text:p>17.33333333</text:p>
          </table:table-cell>
          <table:table-cell office:value-type="float" office:value="17.333333333333332" table:formula="of:=[.R15] / 0.75" table:style-name="ce1">
            <text:p>17.3333333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Large, Size)</text:p>
          </table:table-cell>
          <table:table-cell office:value-type="float" office:value="45.333333333333336" table:formula="of:=[.B16] / 0.75" table:style-name="ce1">
            <text:p>45.33333333</text:p>
          </table:table-cell>
          <table:table-cell office:value-type="float" office:value="37.333333333333336" table:formula="of:=[.C16] / 0.75" table:style-name="ce1">
            <text:p>37.33333333</text:p>
          </table:table-cell>
          <table:table-cell office:value-type="float" office:value="29.333333333333332" table:formula="of:=[.D16] / 0.75" table:style-name="ce1">
            <text:p>29.33333333</text:p>
          </table:table-cell>
          <table:table-cell office:value-type="float" office:value="26.666666666666668" table:formula="of:=[.E16] / 0.75" table:style-name="ce1">
            <text:p>26.66666667</text:p>
          </table:table-cell>
          <table:table-cell table:number-columns-repeated="3" table:style-name="ce1"/>
          <table:table-cell office:value-type="float" office:value="22.666666666666668" table:formula="of:=[.I16] / 0.75" table:style-name="ce1">
            <text:p>22.66666667</text:p>
          </table:table-cell>
          <table:table-cell office:value-type="float" office:value="20" table:formula="of:=[.J16] / 0.75" table:style-name="ce1">
            <text:p>20</text:p>
          </table:table-cell>
          <table:table-cell table:style-name="ce1"/>
          <table:table-cell office:value-type="float" office:value="22.666666666666668" table:formula="of:=[.L16] / 0.75" table:style-name="ce1">
            <text:p>22.66666667</text:p>
          </table:table-cell>
          <table:table-cell table:number-columns-repeated="2" table:style-name="ce1"/>
          <table:table-cell office:value-type="float" office:value="21.333333333333332" table:formula="of:=[.O16] / 0.75" table:style-name="ce1">
            <text:p>21.33333333</text:p>
          </table:table-cell>
          <table:table-cell office:value-type="float" office:value="17.333333333333332" table:formula="of:=[.P16] / 0.75" table:style-name="ce1">
            <text:p>17.33333333</text:p>
          </table:table-cell>
          <table:table-cell office:value-type="float" office:value="16" table:formula="of:=[.Q16] / 0.75" table:style-name="ce1">
            <text:p>16</text:p>
          </table:table-cell>
          <table:table-cell office:value-type="float" office:value="14.666666666666666" table:formula="of:=[.R16] / 0.75" table:style-name="ce1">
            <text:p>14.6666666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Large, Leading)</text:p>
          </table:table-cell>
          <table:table-cell office:value-type="float" office:value="54.666666666666664" table:formula="of:=[.B17] / 0.75" table:style-name="ce1">
            <text:p>54.66666667</text:p>
          </table:table-cell>
          <table:table-cell office:value-type="float" office:value="45.333333333333336" table:formula="of:=[.C17] / 0.75" table:style-name="ce1">
            <text:p>45.33333333</text:p>
          </table:table-cell>
          <table:table-cell office:value-type="float" office:value="37.333333333333336" table:formula="of:=[.D17] / 0.75" table:style-name="ce1">
            <text:p>37.33333333</text:p>
          </table:table-cell>
          <table:table-cell office:value-type="float" office:value="33.333333333333336" table:formula="of:=[.E17] / 0.75" table:style-name="ce1">
            <text:p>33.33333333</text:p>
          </table:table-cell>
          <table:table-cell table:number-columns-repeated="3" table:style-name="ce1"/>
          <table:table-cell office:value-type="float" office:value="29.333333333333332" table:formula="of:=[.I17] / 0.75" table:style-name="ce1">
            <text:p>29.33333333</text:p>
          </table:table-cell>
          <table:table-cell office:value-type="float" office:value="26.666666666666668" table:formula="of:=[.J17] / 0.75" table:style-name="ce1">
            <text:p>26.66666667</text:p>
          </table:table-cell>
          <table:table-cell table:style-name="ce1"/>
          <table:table-cell office:value-type="float" office:value="29.333333333333332" table:formula="of:=[.L17] / 0.75" table:style-name="ce1">
            <text:p>29.33333333</text:p>
          </table:table-cell>
          <table:table-cell table:number-columns-repeated="2" table:style-name="ce1"/>
          <table:table-cell office:value-type="float" office:value="28" table:formula="of:=[.O17] / 0.75" table:style-name="ce1">
            <text:p>28</text:p>
          </table:table-cell>
          <table:table-cell office:value-type="float" office:value="24" table:formula="of:=[.P17] / 0.75" table:style-name="ce1">
            <text:p>24</text:p>
          </table:table-cell>
          <table:table-cell office:value-type="float" office:value="21.333333333333332" table:formula="of:=[.Q17] / 0.75" table:style-name="ce1">
            <text:p>21.33333333</text:p>
          </table:table-cell>
          <table:table-cell office:value-type="float" office:value="17.333333333333332" table:formula="of:=[.R17] / 0.75" table:style-name="ce1">
            <text:p>17.3333333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Large, Size)</text:p>
          </table:table-cell>
          <table:table-cell office:value-type="float" office:value="48" table:formula="of:=[.B18] / 0.75" table:style-name="ce1">
            <text:p>48</text:p>
          </table:table-cell>
          <table:table-cell office:value-type="float" office:value="40" table:formula="of:=[.C18] / 0.75" table:style-name="ce1">
            <text:p>40</text:p>
          </table:table-cell>
          <table:table-cell office:value-type="float" office:value="32" table:formula="of:=[.D18] / 0.75" table:style-name="ce1">
            <text:p>32</text:p>
          </table:table-cell>
          <table:table-cell office:value-type="float" office:value="29.333333333333332" table:formula="of:=[.E18] / 0.75" table:style-name="ce1">
            <text:p>29.33333333</text:p>
          </table:table-cell>
          <table:table-cell table:number-columns-repeated="3" table:style-name="ce1"/>
          <table:table-cell office:value-type="float" office:value="25.333333333333332" table:formula="of:=[.I18] / 0.75" table:style-name="ce1">
            <text:p>25.33333333</text:p>
          </table:table-cell>
          <table:table-cell office:value-type="float" office:value="22.666666666666668" table:formula="of:=[.J18] / 0.75" table:style-name="ce1">
            <text:p>22.66666667</text:p>
          </table:table-cell>
          <table:table-cell table:style-name="ce1"/>
          <table:table-cell office:value-type="float" office:value="25.333333333333332" table:formula="of:=[.L18] / 0.75" table:style-name="ce1">
            <text:p>25.33333333</text:p>
          </table:table-cell>
          <table:table-cell table:number-columns-repeated="2" table:style-name="ce1"/>
          <table:table-cell office:value-type="float" office:value="24" table:formula="of:=[.O18] / 0.75" table:style-name="ce1">
            <text:p>24</text:p>
          </table:table-cell>
          <table:table-cell office:value-type="float" office:value="20" table:formula="of:=[.P18] / 0.75" table:style-name="ce1">
            <text:p>20</text:p>
          </table:table-cell>
          <table:table-cell office:value-type="float" office:value="18.666666666666668" table:formula="of:=[.Q18] / 0.75" table:style-name="ce1">
            <text:p>18.66666667</text:p>
          </table:table-cell>
          <table:table-cell office:value-type="float" office:value="17.333333333333332" table:formula="of:=[.R18] / 0.75" table:style-name="ce1">
            <text:p>17.3333333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Large, Leading)</text:p>
          </table:table-cell>
          <table:table-cell office:value-type="float" office:value="57.333333333333336" table:formula="of:=[.B19] / 0.75" table:style-name="ce1">
            <text:p>57.33333333</text:p>
          </table:table-cell>
          <table:table-cell office:value-type="float" office:value="49.333333333333336" table:formula="of:=[.C19] / 0.75" table:style-name="ce1">
            <text:p>49.33333333</text:p>
          </table:table-cell>
          <table:table-cell office:value-type="float" office:value="40" table:formula="of:=[.D19] / 0.75" table:style-name="ce1">
            <text:p>40</text:p>
          </table:table-cell>
          <table:table-cell office:value-type="float" office:value="37.333333333333336" table:formula="of:=[.E19] / 0.75" table:style-name="ce1">
            <text:p>37.33333333</text:p>
          </table:table-cell>
          <table:table-cell table:number-columns-repeated="3" table:style-name="ce1"/>
          <table:table-cell office:value-type="float" office:value="32" table:formula="of:=[.I19] / 0.75" table:style-name="ce1">
            <text:p>32</text:p>
          </table:table-cell>
          <table:table-cell office:value-type="float" office:value="29.333333333333332" table:formula="of:=[.J19] / 0.75" table:style-name="ce1">
            <text:p>29.33333333</text:p>
          </table:table-cell>
          <table:table-cell table:style-name="ce1"/>
          <table:table-cell office:value-type="float" office:value="32" table:formula="of:=[.L19] / 0.75" table:style-name="ce1">
            <text:p>32</text:p>
          </table:table-cell>
          <table:table-cell table:number-columns-repeated="2" table:style-name="ce1"/>
          <table:table-cell office:value-type="float" office:value="30.666666666666668" table:formula="of:=[.O19] / 0.75" table:style-name="ce1">
            <text:p>30.66666667</text:p>
          </table:table-cell>
          <table:table-cell office:value-type="float" office:value="26.666666666666668" table:formula="of:=[.P19] / 0.75" table:style-name="ce1">
            <text:p>26.66666667</text:p>
          </table:table-cell>
          <table:table-cell office:value-type="float" office:value="25.333333333333332" table:formula="of:=[.Q19] / 0.75" table:style-name="ce1">
            <text:p>25.33333333</text:p>
          </table:table-cell>
          <table:table-cell office:value-type="float" office:value="24" table:formula="of:=[.R19] / 0.75" table:style-name="ce1">
            <text:p>24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Large, Size)</text:p>
          </table:table-cell>
          <table:table-cell office:value-type="float" office:value="50.666666666666664" table:formula="of:=[.B20] / 0.75" table:style-name="ce1">
            <text:p>50.66666667</text:p>
          </table:table-cell>
          <table:table-cell office:value-type="float" office:value="42.666666666666664" table:formula="of:=[.C20] / 0.75" table:style-name="ce1">
            <text:p>42.66666667</text:p>
          </table:table-cell>
          <table:table-cell office:value-type="float" office:value="34.666666666666664" table:formula="of:=[.D20] / 0.75" table:style-name="ce1">
            <text:p>34.66666667</text:p>
          </table:table-cell>
          <table:table-cell office:value-type="float" office:value="32" table:formula="of:=[.E20] / 0.75" table:style-name="ce1">
            <text:p>32</text:p>
          </table:table-cell>
          <table:table-cell table:number-columns-repeated="3" table:style-name="ce1"/>
          <table:table-cell office:value-type="float" office:value="28" table:formula="of:=[.I20] / 0.75" table:style-name="ce1">
            <text:p>28</text:p>
          </table:table-cell>
          <table:table-cell office:value-type="float" office:value="25.333333333333332" table:formula="of:=[.J20] / 0.75" table:style-name="ce1">
            <text:p>25.33333333</text:p>
          </table:table-cell>
          <table:table-cell table:style-name="ce1"/>
          <table:table-cell office:value-type="float" office:value="28" table:formula="of:=[.L20] / 0.75" table:style-name="ce1">
            <text:p>28</text:p>
          </table:table-cell>
          <table:table-cell table:number-columns-repeated="2" table:style-name="ce1"/>
          <table:table-cell office:value-type="float" office:value="26.666666666666668" table:formula="of:=[.O20] / 0.75" table:style-name="ce1">
            <text:p>26.66666667</text:p>
          </table:table-cell>
          <table:table-cell office:value-type="float" office:value="22.666666666666668" table:formula="of:=[.P20] / 0.75" table:style-name="ce1">
            <text:p>22.66666667</text:p>
          </table:table-cell>
          <table:table-cell office:value-type="float" office:value="21.333333333333332" table:formula="of:=[.Q20] / 0.75" table:style-name="ce1">
            <text:p>21.33333333</text:p>
          </table:table-cell>
          <table:table-cell office:value-type="float" office:value="20" table:formula="of:=[.R20] / 0.75" table:style-name="ce1">
            <text:p>20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Large, Leading)</text:p>
          </table:table-cell>
          <table:table-cell office:value-type="float" office:value="61.333333333333336" table:formula="of:=[.B21] / 0.75" table:style-name="ce1">
            <text:p>61.33333333</text:p>
          </table:table-cell>
          <table:table-cell office:value-type="float" office:value="52" table:formula="of:=[.C21] / 0.75" table:style-name="ce1">
            <text:p>52</text:p>
          </table:table-cell>
          <table:table-cell office:value-type="float" office:value="42.666666666666664" table:formula="of:=[.D21] / 0.75" table:style-name="ce1">
            <text:p>42.66666667</text:p>
          </table:table-cell>
          <table:table-cell office:value-type="float" office:value="40" table:formula="of:=[.E21] / 0.75" table:style-name="ce1">
            <text:p>40</text:p>
          </table:table-cell>
          <table:table-cell table:number-columns-repeated="3" table:style-name="ce1"/>
          <table:table-cell office:value-type="float" office:value="34.666666666666664" table:formula="of:=[.I21] / 0.75" table:style-name="ce1">
            <text:p>34.66666667</text:p>
          </table:table-cell>
          <table:table-cell office:value-type="float" office:value="32" table:formula="of:=[.J21] / 0.75" table:style-name="ce1">
            <text:p>32</text:p>
          </table:table-cell>
          <table:table-cell table:style-name="ce1"/>
          <table:table-cell office:value-type="float" office:value="34.666666666666664" table:formula="of:=[.L21] / 0.75" table:style-name="ce1">
            <text:p>34.66666667</text:p>
          </table:table-cell>
          <table:table-cell table:number-columns-repeated="2" table:style-name="ce1"/>
          <table:table-cell office:value-type="float" office:value="33.333333333333336" table:formula="of:=[.O21] / 0.75" table:style-name="ce1">
            <text:p>33.33333333</text:p>
          </table:table-cell>
          <table:table-cell office:value-type="float" office:value="29.333333333333332" table:formula="of:=[.P21] / 0.75" table:style-name="ce1">
            <text:p>29.33333333</text:p>
          </table:table-cell>
          <table:table-cell office:value-type="float" office:value="28" table:formula="of:=[.Q21] / 0.75" table:style-name="ce1">
            <text:p>28</text:p>
          </table:table-cell>
          <table:table-cell office:value-type="float" office:value="26.666666666666668" table:formula="of:=[.R21] / 0.75" table:style-name="ce1">
            <text:p>26.6666666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xLarge, Size)</text:p>
          </table:table-cell>
          <table:table-cell office:value-type="float" office:value="53.333333333333336" table:formula="of:=[.B22] / 0.75" table:style-name="ce1">
            <text:p>53.33333333</text:p>
          </table:table-cell>
          <table:table-cell office:value-type="float" office:value="45.333333333333336" table:formula="of:=[.C22] / 0.75" table:style-name="ce1">
            <text:p>45.33333333</text:p>
          </table:table-cell>
          <table:table-cell office:value-type="float" office:value="37.333333333333336" table:formula="of:=[.D22] / 0.75" table:style-name="ce1">
            <text:p>37.33333333</text:p>
          </table:table-cell>
          <table:table-cell office:value-type="float" office:value="34.666666666666664" table:formula="of:=[.E22] / 0.75" table:style-name="ce1">
            <text:p>34.66666667</text:p>
          </table:table-cell>
          <table:table-cell table:number-columns-repeated="3" table:style-name="ce1"/>
          <table:table-cell office:value-type="float" office:value="30.666666666666668" table:formula="of:=[.I22] / 0.75" table:style-name="ce1">
            <text:p>30.66666667</text:p>
          </table:table-cell>
          <table:table-cell office:value-type="float" office:value="28" table:formula="of:=[.J22] / 0.75" table:style-name="ce1">
            <text:p>28</text:p>
          </table:table-cell>
          <table:table-cell table:style-name="ce1"/>
          <table:table-cell office:value-type="float" office:value="30.666666666666668" table:formula="of:=[.L22] / 0.75" table:style-name="ce1">
            <text:p>30.66666667</text:p>
          </table:table-cell>
          <table:table-cell table:number-columns-repeated="2" table:style-name="ce1"/>
          <table:table-cell office:value-type="float" office:value="29.333333333333332" table:formula="of:=[.O22] / 0.75" table:style-name="ce1">
            <text:p>29.33333333</text:p>
          </table:table-cell>
          <table:table-cell office:value-type="float" office:value="25.333333333333332" table:formula="of:=[.P22] / 0.75" table:style-name="ce1">
            <text:p>25.33333333</text:p>
          </table:table-cell>
          <table:table-cell office:value-type="float" office:value="24" table:formula="of:=[.Q22] / 0.75" table:style-name="ce1">
            <text:p>24</text:p>
          </table:table-cell>
          <table:table-cell office:value-type="float" office:value="22.666666666666668" table:formula="of:=[.R22] / 0.75" table:style-name="ce1">
            <text:p>22.6666666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xLarge, Leading)</text:p>
          </table:table-cell>
          <table:table-cell office:value-type="float" office:value="64" table:formula="of:=[.B23] / 0.75" table:style-name="ce1">
            <text:p>64</text:p>
          </table:table-cell>
          <table:table-cell office:value-type="float" office:value="54.666666666666664" table:formula="of:=[.C23] / 0.75" table:style-name="ce1">
            <text:p>54.66666667</text:p>
          </table:table-cell>
          <table:table-cell office:value-type="float" office:value="45.333333333333336" table:formula="of:=[.D23] / 0.75" table:style-name="ce1">
            <text:p>45.33333333</text:p>
          </table:table-cell>
          <table:table-cell office:value-type="float" office:value="42.666666666666664" table:formula="of:=[.E23] / 0.75" table:style-name="ce1">
            <text:p>42.66666667</text:p>
          </table:table-cell>
          <table:table-cell table:number-columns-repeated="3" table:style-name="ce1"/>
          <table:table-cell office:value-type="float" office:value="38.666666666666664" table:formula="of:=[.I23] / 0.75" table:style-name="ce1">
            <text:p>38.66666667</text:p>
          </table:table-cell>
          <table:table-cell office:value-type="float" office:value="37.333333333333336" table:formula="of:=[.J23] / 0.75" table:style-name="ce1">
            <text:p>37.33333333</text:p>
          </table:table-cell>
          <table:table-cell table:style-name="ce1"/>
          <table:table-cell office:value-type="float" office:value="38.666666666666664" table:formula="of:=[.L23] / 0.75" table:style-name="ce1">
            <text:p>38.66666667</text:p>
          </table:table-cell>
          <table:table-cell table:number-columns-repeated="2" table:style-name="ce1"/>
          <table:table-cell office:value-type="float" office:value="37.333333333333336" table:formula="of:=[.O23] / 0.75" table:style-name="ce1">
            <text:p>37.33333333</text:p>
          </table:table-cell>
          <table:table-cell office:value-type="float" office:value="32" table:formula="of:=[.P23] / 0.75" table:style-name="ce1">
            <text:p>32</text:p>
          </table:table-cell>
          <table:table-cell office:value-type="float" office:value="30.666666666666668" table:formula="of:=[.Q23] / 0.75" table:style-name="ce1">
            <text:p>30.66666667</text:p>
          </table:table-cell>
          <table:table-cell office:value-type="float" office:value="29.333333333333332" table:formula="of:=[.R23] / 0.75" table:style-name="ce1">
            <text:p>29.33333333</text:p>
          </table:table-cell>
          <table:table-cell table:number-columns-repeated="16366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돋움" svg:font-family="돋움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dc:creator>alstjr</dc:creator>
    <meta:creation-date>2020-05-06T18:20:51Z</meta:creation-date>
    <dc:date>2020-10-09T15:13:19Z</dc:date>
    <meta:editing-cycles>46</meta:editing-cycles>
    <meta:editing-duration>PT186518S</meta:editing-duration>
  </office:meta>
</office:document-meta>
</file>